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2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5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1c93b9" style:letter-kerning="true" style:font-size-asian="12pt"/>
    </style:style>
    <style:style style:name="P7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1cc13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officeooo:paragraph-rsid="001461ef"/>
    </style:style>
    <style:style style:name="P11" style:family="paragraph" style:parent-style-name="Standard" style:list-style-name="L2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officeooo:rsid="00178577" officeooo:paragraph-rsid="00178577"/>
    </style:style>
    <style:style style:name="P12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1461ef" officeooo:paragraph-rsid="001461ef" style:letter-kerning="true" style:font-style-asian="normal" style:font-style-complex="normal"/>
    </style:style>
    <style:style style:name="P13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c93b9" style:letter-kerning="true" style:font-size-asian="12pt" style:font-weight-asian="bold" style:font-weight-complex="bold"/>
    </style:style>
    <style:style style:name="P14" style:family="paragraph" style:parent-style-name="Standard">
      <style:paragraph-properties fo:margin-top="0.499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5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0991c" officeooo:paragraph-rsid="0020991c" style:letter-kerning="true" style:font-style-asian="normal" style:font-weight-asian="normal" style:font-style-complex="normal" style:font-weight-complex="normal"/>
    </style:style>
    <style:style style:name="P16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c93b9" style:font-size-asian="8pt" style:font-weight-asian="normal" style:font-size-complex="8pt" style:font-weight-complex="normal"/>
    </style:style>
    <style:style style:name="P17" style:family="paragraph" style:parent-style-name="Header">
      <style:paragraph-properties fo:text-align="center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P18" style:family="paragraph" style:parent-style-name="Header">
      <style:paragraph-properties fo:text-align="end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6e7" style:font-weight-asian="bold" style:font-weight-complex="bold"/>
    </style:style>
    <style:style style:name="T3" style:family="text">
      <style:text-properties fo:font-weight="bold" officeooo:rsid="0020bed9" style:font-weight-asian="bold" style:font-weight-complex="bold"/>
    </style:style>
    <style:style style:name="T4" style:family="text">
      <style:text-properties style:font-name="Times New Roman" fo:font-style="normal" style:letter-kerning="true" style:font-style-asian="normal" style:font-style-complex="normal"/>
    </style:style>
    <style:style style:name="T5" style:family="text">
      <style:text-properties style:font-name="Times New Roman" fo:font-style="normal" officeooo:rsid="001461ef" style:letter-kerning="true" style:font-style-asian="normal" style:font-style-complex="normal"/>
    </style:style>
    <style:style style:name="T6" style:family="text">
      <style:text-properties style:font-name="Times New Roman" fo:font-style="normal" officeooo:rsid="0015b573" style:letter-kerning="true" style:font-style-asian="normal" style:font-style-complex="normal"/>
    </style:style>
    <style:style style:name="T7" style:family="text">
      <style:text-properties style:font-name="Times New Roman" fo:font-style="normal" officeooo:rsid="0019cbe2" style:letter-kerning="true" style:font-style-asian="normal" style:font-style-complex="normal"/>
    </style:style>
    <style:style style:name="T8" style:family="text">
      <style:text-properties style:font-name="Times New Roman" fo:font-style="normal" officeooo:rsid="0020991c" style:letter-kerning="true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9" svg:x1="-0.001cm" svg:y1="14.85cm" svg:x2="0.754cm" svg:y2="14.85cm">
        <text:p/>
      </draw:line>
      <text:p text:style-name="P14"><text:span text:style-name="T1"><text:user-field-get text:name="MemoN">Ofício nº </text:user-field-get></text:span><text:span text:style-name="T3">132</text:span><text:span text:style-name="T1">/INSS/</text:span><text:span text:style-name="T1"><text:drop-down text:name=""><text:label text:value="APSBBR"/><text:label text:value="APSBFL"/><text:label text:value="APSBOE"/><text:label text:current-selected="true" text:value="APSBPE"/><text:label text:value="APSBSE"/><text:label text:value="APSBSU"/><text:label text:value="APSBVN"/><text:label text:value="APSDJBHZ"/><text:label text:value="APSBHCA"/><text:label text:value="APSAIBH"/>APSBPE</text:drop-down></text:span></text:p>
      <text:p text:style-name="P2">Belo Horizonte/MG, <text:date style:data-style-name="N76" text:date-value="2016-07-18T14:09:57.510999999">18 de julho de 2016</text:date>.</text:p>
      <text:p text:style-name="P3">A(o) Senhor(a)</text:p>
      <text:p text:style-name="P15">Armando Alves Ferreira</text:p>
      <text:p text:style-name="P15">Representante</text:p>
      <text:p text:style-name="P15">DMA Distribuidora SA</text:p>
      <text:p text:style-name="P3"/>
      <text:p text:style-name="P5"><text:user-field-get text:name="Assunto">Assunto: </text:user-field-get><text:span text:style-name="T1"><text:text-input text:description="Ofício"/></text:span><text:span text:style-name="T1"><text:text-input text:description="Assunto do Ofício">Contestação do Nexo Técnico Epidemiológico Previdenciário</text:text-input></text:span></text:p>
      <text:list xml:id="list8737267163816494093" text:style-name="L1">
        <text:list-header>
          <text:p text:style-name="P9">Prezado Senhor(a),</text:p>
        </text:list-header>
        <text:list-item>
          <text:p text:style-name="P10"><text:span text:style-name="T5">Informamos que seu requerimento de contestação da aplicação do Nexo Técnico Epidemiológico Previdenciário (NTEP) </text:span><text:span text:style-name="T8">referente a Maria Geralda da Silva Pereira</text:span><text:span text:style-name="T5"> protocolizado nesta Agência da Previdência Social (APS) sob o nº SIPPS </text:span><text:span text:style-name="T8">36518.015765/2016-37</text:span><text:span text:style-name="T5">, foi </text:span><text:span text:style-name="T6">in</text:span><text:span text:style-name="T5">deferido, após ser analisado pela Perícia Médica desta Instituição, pelas seguintes razões:</text:span></text:p>
        </text:list-item>
      </text:list>
      <text:list xml:id="list3643153490963652582" text:style-name="L2">
        <text:list-item>
          <text:list>
            <text:list-item>
              <text:p text:style-name="P11"><text:span text:style-name="T5">A </text:span><text:span text:style-name="T8">atividade desenvolvida pela beneficiária é de risco ergonômico para a patologia relacionada à incapacidade reconhecida pelo INSS.</text:span></text:p>
            </text:list-item>
          </text:list>
        </text:list-item>
      </text:list>
      <text:list xml:id="list140959111003074" text:continue-list="list8737267163816494093" text:style-name="L1">
        <text:list-item>
          <text:p text:style-name="P12">Dessa decisão caberá interposição de recurso ao Conselho de Recursos da Previdência Social – (CRPS), junto a esta APS, no prazo de trinta dias após o recebimento deste Ofício, de acordo com a Instrução Normativa nº 31 INSS/PRES, de 10 de setembro de 2008.</text:p>
        </text:list-item>
      </text:list>
      <text:p text:style-name="P4"><text:drop-down text:name=""><text:label text:current-selected="true" text:value="Atenciosamente"/><text:label text:value="Respeitosamente"/>Atenciosamente</text:drop-down>,</text:p>
      <text:p text:style-name="P13"><text:author-name text:fixed="false">Douglas Rodrigues de Almeida</text:author-name></text:p>
      <text:p text:style-name="P6">Técnico do Seguro Social</text:p>
      <text:p text:style-name="P1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MP2" style:family="paragraph" style:parent-style-name="Header">
      <style:paragraph-properties fo:text-align="end" style:justify-single-word="false"/>
      <style:text-properties style:font-name="Arial" fo:font-size="8pt" fo:font-weight="normal" officeooo:paragraph-rsid="001c93b9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c93b9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1cc13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2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Padre Eustáquio - Rua Padre Eustáquio, 1831, 2º andar, Padre Eustáquio - CEP:30720-10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06-08-17T15:36:21</meta:creation-date>
    <dc:date>2016-07-18T14:09:56.992000000</dc:date>
    <meta:print-date>2016-07-18T14:07:29.394000000</meta:print-date>
    <dc:language>pt-BR</dc:language>
    <meta:editing-cycles>197</meta:editing-cycles>
    <meta:editing-duration>PT12H57M</meta:editing-duration>
    <dc:title>Contestação do Nexo Técnico Epidemiológico Previdenciário</dc:title>
    <dc:creator>Douglas Rodrigues de Almeida</dc:creator>
    <dc:description>Integrante do Modelos de Documentos 2017.

ANEXO III - ORIENTAÇÃO INTERNA Nº 200 INSS/DIRBEN, DE 25/9/2008
</dc:description>
    <meta:printed-by>Douglas Rodrigues de Almeida</meta:printed-by>
    <meta:document-statistic meta:table-count="0" meta:image-count="2" meta:object-count="0" meta:page-count="1" meta:paragraph-count="18" meta:word-count="181" meta:character-count="1224" meta:non-whitespace-character-count="1067"/>
    <meta:user-defined meta:name="Versão">2.3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